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10.811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7.251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4.773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1.631cm"/>
    </style:style>
    <style:style style:name="co12" style:family="table-column">
      <style:table-column-properties fo:break-before="auto" style:column-width="13.48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9.301cm"/>
    </style:style>
    <style:style style:name="co15" style:family="table-column">
      <style:table-column-properties fo:break-before="auto" style:column-width="7.168cm"/>
    </style:style>
    <style:style style:name="co16" style:family="table-column">
      <style:table-column-properties fo:break-before="auto" style:column-width="5.694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8.015cm"/>
    </style:style>
    <style:style style:name="co19" style:family="table-column">
      <style:table-column-properties fo:break-before="auto" style:column-width="6.925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52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ibRa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>
            <text:p>Принтер SibRap версия 4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Длины проводов:</text:p>
          </table:table-cell>
          <table:table-cell table:style-name="ce2"/>
          <table:table-cell table:style-name="ce2" office:value-type="string" calcext:value-type="string">
            <text:p>Длина, см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Итого, см</text:p>
          </table:table-cell>
          <table:table-cell table:style-name="ce2"/>
          <table:table-cell table:style-name="ce2" office:value-type="string" calcext:value-type="string">
            <text:p>Двухжильные провода?</text:p>
          </table:table-cell>
          <table:table-cell table:style-name="ce2" office:value-type="string" calcext:value-type="string">
            <text:p>Трубка, длина, см</text:p>
          </table:table-cell>
          <table:table-cell table:style-name="ce2" office:value-type="string" calcext:value-type="string">
            <text:p>Трубка, диаметр, мм</text:p>
          </table:table-cell>
          <table:table-cell table:style-name="ce2" office:value-type="string" calcext:value-type="string">
            <text:p>Примечание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Концевик 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50" calcext:value-type="float">
            <text:p/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Концевик 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70" calcext:value-type="float">
            <text:p/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Концевик Z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50" calcext:value-type="float">
            <text:p/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Мотор X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C7]*[.D7]" office:value-type="float" office:value="272" calcext:value-type="float">
            <text:p/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Мотор Y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8]*[.D8]" office:value-type="float" office:value="380" calcext:value-type="float">
            <text:p/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Мотор Z1 (над X)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9]*[.D9]" office:value-type="float" office:value="312" calcext:value-type="float">
            <text:p/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Мотор Z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0]*[.D10]" office:value-type="float" office:value="444" calcext:value-type="float">
            <text:p/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Мотор E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1]*[.D11]" office:value-type="float" office:value="468" calcext:value-type="float">
            <text:p/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Сопло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2]*[.D12]" office:value-type="float" office:value="436" calcext:value-type="float">
            <text:p/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Кулер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93" calcext:value-type="float">
            <text:p/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Стол нагре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80" calcext:value-type="float">
            <text:p/>
          </table:table-cell>
          <table:table-cell/>
          <table:table-cell office:value-type="string" calcext:value-type="string">
            <text:p>да, 2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Стол датчик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90" calcext:value-type="float">
            <text:p/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БП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90" calcext:value-type="float">
            <text:p/>
          </table:table-cell>
          <table:table-cell/>
          <table:table-cell office:value-type="string" calcext:value-type="string">
            <text:p>да, 2,5 мм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то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жильный 4-х цветов, каждого цвета</text:p>
          </table:table-cell>
          <table:table-cell/>
          <table:table-cell table:formula="of:=[.C7]+[.C8]+[.C9]+[.C10]+[.C11]+[.C12]" office:value-type="float" office:value="578" calcext:value-type="float"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жильный 0,5 мм2</text:p>
          </table:table-cell>
          <table:table-cell/>
          <table:table-cell table:formula="of:=[.C4]+[.C5]+[.C6]+[.C13]+[.C15]" office:value-type="float" office:value="353" calcext:value-type="float"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жильный 2,5 мм2</text:p>
          </table:table-cell>
          <table:table-cell/>
          <table:table-cell table:formula="of:=[.C14]+[.C16]*2" office:value-type="float" office:value="170" calcext:value-type="float">
            <text:p/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етраж зубчатых ремней: на ось X — 90 см, на ось Y — 80 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Хар-ки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Файл, примечания</text:p>
          </table:table-cell>
          <table:table-cell table:style-name="ce2" office:value-type="string" calcext:value-type="string">
            <text:p>Аналог</text:p>
          </table:table-cell>
          <table:table-cell table:style-name="ce2" office:value-type="string" calcext:value-type="string">
            <text:p>Поставщик</text:p>
          </table:table-cell>
          <table:table-cell table:style-name="ce2" office:value-type="string" calcext:value-type="string">
            <text:p>Цена без учета доставки</text:p>
          </table:table-cell>
          <table:table-cell table:style-name="ce2" office:value-type="string" calcext:value-type="string">
            <text:p>Доставка</text:p>
          </table:table-cell>
          <table:table-cell table:style-name="ce2" office:value-type="string" calcext:value-type="string">
            <text:p>Примечание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42]" office:value-type="float" office:value="91" calcext:value-type="float">
            <text:p/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47]" office:value-type="float" office:value="7" calcext:value-type="float">
            <text:p/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91]" office:value-type="float" office:value="8" calcext:value-type="float">
            <text:p/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96]" office:value-type="float" office:value="6" calcext:value-type="float">
            <text:p/>
          </table:table-cell>
          <table:table-cell office:value-type="string" calcext:value-type="string">
            <text:p>шкивы X, Y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76]+[.A177]" office:value-type="float" office:value="16" calcext:value-type="float">
            <text:p/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78]" office:value-type="float" office:value="8" calcext:value-type="float">
            <text:p/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63]" office:value-type="float" office:value="52" calcext:value-type="float">
            <text:p/>
          </table:table-cell>
          <table:table-cell office:value-type="string" calcext:value-type="string">
            <text:p>см. ниже деталировку по длинам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73]" office:value-type="float" office:value="30" calcext:value-type="float">
            <text:p/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86]" office:value-type="float" office:value="10" calcext:value-type="float">
            <text:p/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ftoroplast/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metal/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/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/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/>
          <table:table-cell office:value-type="string" calcext:value-type="string">
            <text:p>Леруа Мерлен (Дима)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шестигранная для шестерни экструдера</text:p>
          </table:table-cell>
          <table:table-cell office:value-type="string" calcext:value-type="string">
            <text:p>Металл, гайка с фланцем со срезанной резьбо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/part16_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laser/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/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office:value-type="string" calcext:value-type="string">
            <text:p>abs/part15_2, 15_3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, 10gear (улучш)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abs/part20_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office:value-type="string" calcext:value-type="string">
            <text:p>abs/part15_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office:value-type="string" calcext:value-type="string">
            <text:p>abs/part14_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экструдера большая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0, 43gear (улучш)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office:value-type="string" calcext:value-type="string">
            <text:p>abs/part2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abs/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Крепление разъема нагрев. Элемента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/>
          <table:table-cell office:value-type="string" calcext:value-type="string">
            <text:p>Пластик из Нижнего Тагила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3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niUSB-кабель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диотовары (Зыряновская, 119)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1 В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Полевые транзисторы для монтажа RAMPS</text:p>
          </table:table-cell>
          <table:table-cell office:value-type="string" calcext:value-type="string">
            <text:p>не нужны, если RAMPS покупной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выш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123]" office:value-type="float" office:value="20" calcext:value-type="float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E123]*[.F123]" office:value-type="float" office:value="172" calcext:value-type="float">
            <text:p/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124]" office:value-type="float" office:value="20" calcext:value-type="float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E124]*[.F124]" office:value-type="float" office:value="222" calcext:value-type="float">
            <text:p/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125]" office:value-type="float" office:value="20" calcext:value-type="float">
            <text:p/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125]*[.F125]" office:value-type="float" office:value="70" calcext:value-type="float">
            <text:p/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126]" office:value-type="float" office:value="20" calcext:value-type="float">
            <text:p/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E126]*[.F126]" office:value-type="float" office:value="120" calcext:value-type="float">
            <text:p/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127]" office:value-type="float" office:value="3" calcext:value-type="float">
            <text:p/>
          </table:table-cell>
          <table:table-cell table:number-columns-repeated="2"/>
          <table:table-cell table:formula="of:=SUM([.G123:.G126])" office:value-type="float" office:value="584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128]" office:value-type="float" office:value="3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129]" office:value-type="float" office:value="30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32]*[.C132]" office:value-type="float" office:value="48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мотора Z</text:p>
          </table:table-cell>
          <table:table-cell office:value-type="float" office:value="2" calcext:value-type="float">
            <text:p>2</text:p>
          </table:table-cell>
          <table:table-cell table:formula="of:=[.A133]*[.C133]" office:value-type="float" office:value="8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подшипника Z</text:p>
          </table:table-cell>
          <table:table-cell office:value-type="float" office:value="2" calcext:value-type="float">
            <text:p>2</text:p>
          </table:table-cell>
          <table:table-cell table:formula="of:=[.A134]*[.C134]" office:value-type="float" office:value="8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внизу</text:p>
          </table:table-cell>
          <table:table-cell office:value-type="float" office:value="4" calcext:value-type="float">
            <text:p>4</text:p>
          </table:table-cell>
          <table:table-cell table:formula="of:=[.A135]*[.C135]" office:value-type="float" office:value="8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у направляющих Y</text:p>
          </table:table-cell>
          <table:table-cell office:value-type="float" office:value="4" calcext:value-type="float">
            <text:p>4</text:p>
          </table:table-cell>
          <table:table-cell table:formula="of:=[.A136]*[.C136]" office:value-type="float" office:value="8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37]*[.C137]" office:value-type="float" office:value="4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шкива Y c другой стороны от мотора</text:p>
          </table:table-cell>
          <table:table-cell office:value-type="float" office:value="1" calcext:value-type="float">
            <text:p>1</text:p>
          </table:table-cell>
          <table:table-cell table:formula="of:=[.A138]*[.C138]" office:value-type="float" office:value="2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39]*[.C139]" office:value-type="float" office:value="2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шестерне</text:p>
          </table:table-cell>
          <table:table-cell office:value-type="float" office:value="1" calcext:value-type="float">
            <text:p>1</text:p>
          </table:table-cell>
          <table:table-cell table:formula="of:=[.A140]*[.C140]" office:value-type="float" office:value="1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office:value-type="float" office:value="1" calcext:value-type="float">
            <text:p>1</text:p>
          </table:table-cell>
          <table:table-cell table:formula="of:=[.A141]*[.C141]" office:value-type="float" office:value="2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Итого</text:p>
          </table:table-cell>
          <table:table-cell table:formula="of:=SUM([.D132:.D141])" office:value-type="float" office:value="91" calcext:value-type="float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6" office:value-type="float" office:value="1" calcext:value-type="float">
            <text:p>1</text:p>
          </table:table-cell>
          <table:table-cell table:formula="of:=[.A144]*[.C144]" office:value-type="float" office:value="4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table:style-name="ce6" office:value-type="float" office:value="1" calcext:value-type="float">
            <text:p>1</text:p>
          </table:table-cell>
          <table:table-cell table:formula="of:=[.A145]*[.C145]" office:value-type="float" office:value="2" calcext:value-type="float">
            <text:p/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6" office:value-type="float" office:value="1" calcext:value-type="float">
            <text:p>1</text:p>
          </table:table-cell>
          <table:table-cell table:formula="of:=[.A146]*[.C146]" office:value-type="float" office:value="1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Итого</text:p>
          </table:table-cell>
          <table:table-cell table:formula="of:=SUM([.D144:.D146])" office:value-type="float" office:value="7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Винты M3:</text:p>
          </table:table-cell>
          <table:table-cell/>
          <table:table-cell table:style-name="ce7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0]+[.A151]+[.A153]+[.A154]" office:value-type="float" office:value="13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55]+[.A158]+[.A159]+[.A160]" office:value-type="float" office:value="18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2]+[.A161]" office:value-type="float" office:value="11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62]" office:value-type="float" office:value="4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56]" office:value-type="float" office:value="3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57]" office:value-type="float" office:value="3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50:.E155])" office:value-type="float" office:value="52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formula="of:=SUM([.A150:.A162])" office:value-type="float" office:value="52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table:formula="of:=SUM([.A166:.A172])" office:value-type="float" office:value="30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нты М5 с внутр. Шестигранником:</text:p>
          </table:table-cell>
          <table:table-cell/>
          <table:table-cell table:style-name="ce6" office:value-type="string" calcext:value-type="string">
            <text:p>Длина, мм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formula="of:=SUM([.A176:.A178])" office:value-type="float" office:value="24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1">
          <table:table-cell table:formula="of:=SUM([.A182:.A185])" office:value-type="float" office:value="10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number-columns-repeated="1022"/>
        </table:table-row>
        <table:table-row table:style-name="ro1">
          <table:table-cell table:formula="of:=SUM([.A189:.A190])" office:value-type="float" office:value="8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Шайбы кузовные 30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">
          <table:table-cell table:formula="of:=SUM([.A194:.A195])" office:value-type="float" office:value="6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3"/>
          <table:table-cell table:number-columns-repeated="1021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bRap-K 3" table:style-name="ta1" table:print="false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number-columns-repeated="1017" table:default-cell-style-name="ce3"/>
        <table:table-row table:style-name="ro4">
          <table:table-cell table:style-name="ce1" office:value-type="string" calcext:value-type="string">
            <text:p>Принтер SibRap версия 3</text:p>
          </table:table-cell>
          <table:table-cell table:style-name="ce1" table:number-columns-repeated="1023"/>
        </table:table-row>
        <table:table-row table:style-name="ro4">
          <table:table-cell table:style-name="ce1" table:number-columns-repeated="1024"/>
        </table:table-row>
        <table:table-row table:style-name="ro4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- добавлен подшипник на каретку рядом с мотором X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добавлены заводские муфты на ось Z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добавлен мотор на ось Z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ходовые и упорные гайки по Z заменены на удлиненные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ходовые шпильки зафиксированы в подшипниках сверху и снизу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шестигранник в шестерне подачи пластика теперь из металла <text:span text:style-name="T1">(</text:span>гайка с фланцем со срезанной резьбой<text:span text:style-name="T1">)</text:span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немного изменена форма некоторых деталей каретки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добавлены новые детали из оргстекла (копии деталей part04, part05, part06, part21 на ось Z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шпилек теперь нужно всех размеров (30,37,43) по 6 шт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part21 необходимо сточить до 7 мм в высоту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Хар-ки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Файл, примечания</text:p>
          </table:table-cell>
          <table:table-cell table:style-name="ce2" office:value-type="string" calcext:value-type="string">
            <text:p>Поставщик</text:p>
          </table:table-cell>
          <table:table-cell table:style-name="ce2" office:value-type="string" calcext:value-type="string">
            <text:p>Цена без учета доставки</text:p>
          </table:table-cell>
          <table:table-cell table:style-name="ce2" office:value-type="string" calcext:value-type="string">
            <text:p>Доставка</text:p>
          </table:table-cell>
          <table:table-cell table:style-name="ce2" office:value-type="string" calcext:value-type="string">
            <text:p>Примечание</text:p>
          </table:table-cell>
          <table:table-cell table:style-name="ce2" table:number-columns-repeated="10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/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/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/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/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/>
          </table:table-cell>
          <table:table-cell table:number-columns-repeated="1017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96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97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98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99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100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101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6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/>
          </table:table-cell>
          <table:table-cell table:number-columns-repeated="1020"/>
        </table:table-row>
        <table:table-row table:style-name="ro4">
          <table:table-cell office:value-type="string" calcext:value-type="string">
            <text:p>Винты M3:</text:p>
          </table:table-cell>
          <table:table-cell/>
          <table:table-cell table:style-name="ce7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formula="of:=SUM([.A113:.A124])" office:value-type="float" office:value="44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4">
          <table:table-cell table:formula="of:=SUM([.A128:.A133])" office:value-type="float" office:value="27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4">
          <table:table-cell table:formula="of:=SUM([.A137:.A139])" office:value-type="float" office:value="7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4">
          <table:table-cell table:formula="of:=SUM([.A143:.A145])" office:value-type="float" office:value="7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4">
          <table:table-cell table:formula="of:=SUM([.A149:.A150])" office:value-type="float" office:value="5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Винты М5:</text:p>
          </table:table-cell>
          <table:table-cell/>
          <table:table-cell table:style-name="ce6"/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4">
          <table:table-cell table:formula="of:=SUM([.A154:.A155])" office:value-type="float" office:value="8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 table:number-rows-repeated="10484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bRap-K 2" table:style-name="ta1" table:print="false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number-columns-repeated="1017" table:default-cell-style-name="ce3"/>
        <table:table-row table:style-name="ro4">
          <table:table-cell table:style-name="ce1" office:value-type="string" calcext:value-type="string">
            <text:p>Принтер SibRap версия 2</text:p>
          </table:table-cell>
          <table:table-cell table:style-name="ce1" table:number-columns-repeated="1023"/>
        </table:table-row>
        <table:table-row table:style-name="ro4">
          <table:table-cell table:style-name="ce1" table:number-columns-repeated="1024"/>
        </table:table-row>
        <table:table-row table:style-name="ro4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- переделаны шкивы по оси Z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оргстекло 10 мм заменено на 8 мм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часть деталей каретки нарезана из оргстекла 8 мм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устранена необходимость фрезеровки оргстекла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держатель для мотора Y теперь 8 мм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шестигранник в шестерне подачи пластика тоже из оргстекла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немного изменена форма некоторых деталей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добавлены новые детали из оргстекла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бронзовые втулки заменены на капролоновые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упрощен распил шпилек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Хар-ки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Файл, примечания</text:p>
          </table:table-cell>
          <table:table-cell table:style-name="ce2" office:value-type="string" calcext:value-type="string">
            <text:p>Поставщик</text:p>
          </table:table-cell>
          <table:table-cell table:style-name="ce2" office:value-type="string" calcext:value-type="string">
            <text:p>Цена без учета доставки</text:p>
          </table:table-cell>
          <table:table-cell table:style-name="ce2" office:value-type="string" calcext:value-type="string">
            <text:p>Доставка</text:p>
          </table:table-cell>
          <table:table-cell table:style-name="ce2" office:value-type="string" calcext:value-type="string">
            <text:p>Примечание</text:p>
          </table:table-cell>
          <table:table-cell table:style-name="ce2" table:number-columns-repeated="10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/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/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/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/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/>
          </table:table-cell>
          <table:table-cell table:number-columns-repeated="1017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96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97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98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99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100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101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6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/>
          </table:table-cell>
          <table:table-cell table:number-columns-repeated="1020"/>
        </table:table-row>
        <table:table-row table:style-name="ro4">
          <table:table-cell office:value-type="string" calcext:value-type="string">
            <text:p>Винты M3:</text:p>
          </table:table-cell>
          <table:table-cell/>
          <table:table-cell table:style-name="ce7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formula="of:=SUM([.A113:.A124])" office:value-type="float" office:value="44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4">
          <table:table-cell table:formula="of:=SUM([.A128:.A133])" office:value-type="float" office:value="27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4">
          <table:table-cell table:formula="of:=SUM([.A137:.A139])" office:value-type="float" office:value="7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4">
          <table:table-cell table:formula="of:=SUM([.A143:.A145])" office:value-type="float" office:value="7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4">
          <table:table-cell table:formula="of:=SUM([.A149:.A150])" office:value-type="float" office:value="5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Винты М5:</text:p>
          </table:table-cell>
          <table:table-cell/>
          <table:table-cell table:style-name="ce6"/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4">
          <table:table-cell table:formula="of:=SUM([.A154:.A155])" office:value-type="float" office:value="8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 table:number-rows-repeated="10484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bRap-K" table:style-name="ta1" table:print="false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number-columns-repeated="1017" table:default-cell-style-name="ce3"/>
        <table:table-row table:style-name="ro4">
          <table:table-cell table:style-name="ce1" office:value-type="string" calcext:value-type="string">
            <text:p>Принтер SibRap версия 1</text:p>
          </table:table-cell>
          <table:table-cell table:style-name="ce1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Хар-ки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Файл, примечания</text:p>
          </table:table-cell>
          <table:table-cell table:style-name="ce2" office:value-type="string" calcext:value-type="string">
            <text:p>Поставщик</text:p>
          </table:table-cell>
          <table:table-cell table:style-name="ce2" office:value-type="string" calcext:value-type="string">
            <text:p>Цена без учета доставки</text:p>
          </table:table-cell>
          <table:table-cell table:style-name="ce2" office:value-type="string" calcext:value-type="string">
            <text:p>Доставка</text:p>
          </table:table-cell>
          <table:table-cell table:style-name="ce2" office:value-type="string" calcext:value-type="string">
            <text:p>Примечание</text:p>
          </table:table-cell>
          <table:table-cell table:style-name="ce2" table:number-columns-repeated="10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шайбой</text:p>
          </table:table-cell>
          <table:table-cell office:value-type="string" calcext:value-type="string">
            <text:p>М8</text:p>
          </table:table-cell>
          <table:table-cell table:formula="of:=[.D94]" office:value-type="float" office:value="84" calcext:value-type="float">
            <text:p/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 сальник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9]" office:value-type="float" office:value="7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4]" office:value-type="float" office:value="5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39]" office:value-type="float" office:value="8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08]" office:value-type="float" office:value="44" calcext:value-type="float">
            <text:p/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17]" office:value-type="float" office:value="27" calcext:value-type="float">
            <text:p/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23]" office:value-type="float" office:value="7" calcext:value-type="float">
            <text:p/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8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М8х60, длина резьбы 2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1</text:p>
          </table:table-cell>
          <table:table-cell table:number-columns-repeated="1019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2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Z</text:p>
          </table:table-cell>
          <table:table-cell office:value-type="string" calcext:value-type="string">
            <text:p>Оргстекло 1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Детали каретки, 6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_1, part15_1, part15_2 x 2, part15_3 x 2</text:p>
          </table:table-cell>
          <table:table-cell table:number-columns-repeated="1019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79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80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/>
          </table:table-cell>
          <table:table-cell table:formula="of:=100-[.C81]" office:value-type="float" office:value="20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7+30+37</text:p>
          </table:table-cell>
          <table:table-cell table:formula="of:=27+30+37" office:value-type="float" office:value="94" calcext:value-type="float">
            <text:p/>
          </table:table-cell>
          <table:table-cell table:formula="of:=100-[.C82]" office:value-type="float" office:value="6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83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/>
          </table:table-cell>
          <table:table-cell table:formula="of:=100-[.C84]" office:value-type="float" office:value="3" calcext:value-type="float">
            <text:p/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87]*[.C87]" office:value-type="float" office:value="4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88]*[.C88]" office:value-type="float" office:value="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89]*[.C89]" office:value-type="float" office:value="12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90]*[.C90]" office:value-type="float" office:value="8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91]*[.C91]" office:value-type="float" office:value="6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92]*[.C92]" office:value-type="float" office:value="1" calcext:value-type="float">
            <text:p/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93]*[.C93]" office:value-type="float" office:value="1" calcext:value-type="float"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6" office:value-type="string" calcext:value-type="string">
            <text:p>Итого</text:p>
          </table:table-cell>
          <table:table-cell table:formula="of:=SUM([.D87:.D93])" office:value-type="float" office:value="84" calcext:value-type="float">
            <text:p/>
          </table:table-cell>
          <table:table-cell table:number-columns-repeated="1020"/>
        </table:table-row>
        <table:table-row table:style-name="ro4">
          <table:table-cell office:value-type="string" calcext:value-type="string">
            <text:p>Винты M3:</text:p>
          </table:table-cell>
          <table:table-cell/>
          <table:table-cell table:style-name="ce7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96]+[.A99]" office:value-type="float" office:value="5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00]+[.A103]+[.A104]+[.A105]" office:value-type="float" office:value="18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97]+[.A98]+[.A106]" office:value-type="float" office:value="11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01]+[.A107]" office:value-type="float" office:value="7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02]" office:value-type="float" office:value="3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96:.E100])" office:value-type="float" office:value="44" calcext:value-type="float">
            <text:p/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formula="of:=SUM([.A96:.A107])" office:value-type="float" office:value="44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4">
          <table:table-cell table:formula="of:=SUM([.A111:.A116])" office:value-type="float" office:value="27" calcext:value-type="float">
            <text:p/>
          </table:table-cell>
          <table:table-cell office:value-type="string" calcext:value-type="string">
            <text:p>Итого</text:p>
          </table:table-cell>
          <table:table-cell table:style-name="ce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4">
          <table:table-cell table:formula="of:=SUM([.A120:.A122])" office:value-type="float" office:value="7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4">
          <table:table-cell table:formula="of:=SUM([.A126:.A128])" office:value-type="float" office:value="7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4">
          <table:table-cell table:formula="of:=SUM([.A132:.A133])" office:value-type="float" office:value="5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Винты М5:</text:p>
          </table:table-cell>
          <table:table-cell/>
          <table:table-cell table:style-name="ce6"/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4">
          <table:table-cell table:formula="of:=SUM([.A137:.A138])" office:value-type="float" office:value="8" calcext:value-type="float">
            <text:p/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4" table:number-rows-repeated="10484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Материалы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1019" table:default-cell-style-name="Default"/>
        <table:table-row table:style-name="ro6">
          <table:table-cell table:style-name="ce8" office:value-type="string" calcext:value-type="string">
            <text:p>Материал</text:p>
          </table:table-cell>
          <table:table-cell table:style-name="ce8" office:value-type="string" calcext:value-type="string">
            <text:p>Форма</text:p>
          </table:table-cell>
          <table:table-cell table:style-name="ce8" office:value-type="string" calcext:value-type="string">
            <text:p>Для какой детали</text:p>
          </table:table-cell>
          <table:table-cell table:style-name="ce8" office:value-type="string" calcext:value-type="string">
            <text:p>Для какого станка</text:p>
          </table:table-cell>
          <table:table-cell table:style-name="ce8" office:value-type="string" calcext:value-type="string">
            <text:p>Для какой фирмы</text:p>
          </table:table-cell>
          <table:table-cell table:style-name="ce8" table:number-columns-repeated="1019"/>
        </table:table-row>
        <table:table-row table:style-name="ro6">
          <table:table-cell office:value-type="string" calcext:value-type="string">
            <text:p>Бронза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втулк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Латунь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сопло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Фторопласт</text:p>
          </table:table-cell>
          <table:table-cell office:value-type="string" calcext:value-type="string">
            <text:p>пруток диаметр 15, длина 1 м</text:p>
          </table:table-cell>
          <table:table-cell office:value-type="string" calcext:value-type="string">
            <text:p>термобарьер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пруток диаметр 25, длина 1 м</text:p>
          </table:table-cell>
          <table:table-cell office:value-type="string" calcext:value-type="string">
            <text:p>шайб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Оргстекло</text:p>
          </table:table-cell>
          <table:table-cell office:value-type="string" calcext:value-type="string">
            <text:p>лист 1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лист 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Алюминий</text:p>
          </table:table-cell>
          <table:table-cell office:value-type="string" calcext:value-type="string">
            <text:p>П-швеллер 20x25 (25-перекладина), длина 1 м</text:p>
          </table:table-cell>
          <table:table-cell office:value-type="string" calcext:value-type="string">
            <text:p>экструдер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трубка диаметр 8 мм, длина 1 м</text:p>
          </table:table-cell>
          <table:table-cell office:value-type="string" calcext:value-type="string">
            <text:p>головка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АБС-пластик</text:p>
          </table:table-cell>
          <table:table-cell office:value-type="string" calcext:value-type="string">
            <text:p>диаметр 3 мм, 1 кг</text:p>
          </table:table-cell>
          <table:table-cell office:value-type="string" calcext:value-type="string">
            <text:p>детали каретки, головки</text:p>
          </table:table-cell>
          <table:table-cell office:value-type="string" calcext:value-type="string">
            <text:p>3d-принтер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Сталь</text:p>
          </table:table-cell>
          <table:table-cell office:value-type="string" calcext:value-type="string">
            <text:p>лист 2 м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Фанера</text:p>
          </table:table-cell>
          <table:table-cell office:value-type="string" calcext:value-type="string">
            <text:p>лист 6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СМЛ-лист</text:p>
          </table:table-cell>
          <table:table-cell office:value-type="string" calcext:value-type="string">
            <text:p>лист 8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.00.0000</text:date>, <text:time style:data-style-name="N2" text:time-value="19:36:45.73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3-10T12:35:08.37</meta:creation-date>
    <dc:date>2014-03-22T20:15:30.187000000</dc:date>
    <dc:creator>Andrew Answer</dc:creator>
    <meta:editing-duration>P1DT22H1M41S</meta:editing-duration>
    <meta:editing-cycles>166</meta:editing-cycles>
    <meta:generator>LibreOffice/4.2.0.4$Windows_x86 LibreOffice_project/05dceb5d363845f2cf968344d7adab8dcfb2ba71</meta:generator>
    <meta:document-statistic meta:table-count="5" meta:cell-count="0" meta:object-count="0"/>
  </office:meta>
</office:document-meta>
</file>